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21ab" officeooo:paragraph-rsid="001721ab"/>
    </style:style>
    <style:style style:name="P2" style:family="paragraph" style:parent-style-name="Standard">
      <style:paragraph-properties fo:padding="0.0201in" fo:border="0.06pt solid #ffa6a6" style:shadow="#ffd7d7 0.0693in 0.0693in"/>
      <style:text-properties officeooo:rsid="001721ab" officeooo:paragraph-rsid="001721ab"/>
    </style:style>
    <style:style style:name="P3" style:family="paragraph" style:parent-style-name="Standard">
      <style:text-properties officeooo:paragraph-rsid="001721ab"/>
    </style:style>
    <style:style style:name="P4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18cabc" officeooo:paragraph-rsid="0018cabc"/>
    </style:style>
    <style:style style:name="P5" style:family="paragraph" style:parent-style-name="Standard">
      <style:text-properties fo:font-weight="bold" officeooo:rsid="001721ab" officeooo:paragraph-rsid="001721ab" style:font-weight-asian="bold" style:font-weight-complex="bold"/>
    </style:style>
    <style:style style:name="P6" style:family="paragraph" style:parent-style-name="Standard">
      <style:text-properties fo:font-weight="bold" officeooo:rsid="0019be85" officeooo:paragraph-rsid="0019be85" style:font-weight-asian="bold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183419" officeooo:paragraph-rsid="00183419"/>
    </style:style>
    <style:style style:name="P8" style:family="paragraph" style:parent-style-name="Standard">
      <loext:graphic-properties draw:fill-gradient-name="gradient" draw:fill-hatch-name="hatch"/>
      <style:paragraph-properties fo:padding="0.0201in" fo:border="0.06pt solid #ffa6a6" style:shadow="#ffd7d7 0.0693in 0.0693in"/>
      <style:text-properties officeooo:rsid="001cf058" officeooo:paragraph-rsid="001cf058"/>
    </style:style>
    <style:style style:name="P9" style:family="paragraph" style:parent-style-name="Heading_20_3">
      <style:text-properties fo:color="#729fcf" loext:opacity="100%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11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12" style:family="paragraph" style:parent-style-name="Preformatted_20_Text">
      <style:text-properties fo:font-variant="normal" fo:text-transform="none" fo:color="#000000" loext:opacity="100%" fo:letter-spacing="normal" fo:font-style="normal" fo:font-weight="normal" officeooo:rsid="002576c5" officeooo:paragraph-rsid="002576c5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14" style:family="paragraph" style:parent-style-name="Preformatted_20_Text">
      <style:paragraph-properties fo:orphans="2" fo:widows="2"/>
    </style:style>
    <style:style style:name="P15" style:family="paragraph" style:parent-style-name="Standard" style:list-style-name="L1">
      <style:text-properties officeooo:rsid="001721ab" officeooo:paragraph-rsid="001721ab"/>
    </style:style>
    <style:style style:name="P16" style:family="paragraph" style:parent-style-name="Standard" style:list-style-name="L2">
      <style:text-properties officeooo:rsid="001721ab" officeooo:paragraph-rsid="001721ab"/>
    </style:style>
    <style:style style:name="P17" style:family="paragraph" style:parent-style-name="Standard" style:list-style-name="L4">
      <style:text-properties officeooo:rsid="001721ab" officeooo:paragraph-rsid="001721ab"/>
    </style:style>
    <style:style style:name="P18" style:family="paragraph" style:parent-style-name="Standard" style:list-style-name="L6">
      <style:text-properties officeooo:rsid="001721ab" officeooo:paragraph-rsid="001721ab"/>
    </style:style>
    <style:style style:name="P19" style:family="paragraph" style:parent-style-name="Standard">
      <style:paragraph-properties fo:padding="0.0201in" fo:border="0.06pt solid #ffa6a6" style:shadow="#ffd7d7 0.0693in 0.0693in"/>
      <style:text-properties officeooo:rsid="001721ab" officeooo:paragraph-rsid="001721ab"/>
    </style:style>
    <style:style style:name="P20" style:family="paragraph" style:parent-style-name="Standard">
      <style:text-properties officeooo:rsid="001721ab" officeooo:paragraph-rsid="001721ab"/>
    </style:style>
    <style:style style:name="P21" style:family="paragraph" style:parent-style-name="Standard" style:list-style-name="L3">
      <style:text-properties officeooo:rsid="0019be85" officeooo:paragraph-rsid="0019be85"/>
    </style:style>
    <style:style style:name="P22" style:family="paragraph" style:parent-style-name="Standard" style:list-style-name="L5">
      <style:text-properties fo:font-weight="normal" officeooo:rsid="0019be85" officeooo:paragraph-rsid="001d81ed" style:font-weight-asian="normal" style:font-weight-complex="normal"/>
    </style:style>
    <style:style style:name="P23" style:family="paragraph" style:parent-style-name="Standard">
      <style:text-properties fo:font-weight="normal" officeooo:rsid="0019be85" officeooo:paragraph-rsid="001e2689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1e2689" officeooo:paragraph-rsid="001e2689" style:font-weight-asian="normal" style:font-weight-complex="normal"/>
    </style:style>
    <style:style style:name="P25" style:family="paragraph" style:parent-style-name="Standard">
      <style:text-properties officeooo:rsid="002576c5" officeooo:paragraph-rsid="002576c5"/>
    </style:style>
    <style:style style:name="T1" style:family="text">
      <style:text-properties officeooo:rsid="00183419"/>
    </style:style>
    <style:style style:name="T2" style:family="text">
      <style:text-properties officeooo:rsid="001cf058"/>
    </style:style>
    <style:style style:name="T3" style:family="text">
      <style:text-properties officeooo:rsid="001d1903"/>
    </style:style>
    <style:style style:name="T4" style:family="text">
      <style:text-properties officeooo:rsid="001e2689"/>
    </style:style>
    <style:style style:name="T5" style:family="text">
      <style:text-properties officeooo:rsid="001f8456"/>
    </style:style>
    <style:style style:name="T6" style:family="text">
      <style:text-properties officeooo:rsid="0021739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2dd60"/>
    </style:style>
    <style:style style:name="T9" style:family="text">
      <style:text-properties officeooo:rsid="00236fe9"/>
    </style:style>
    <style:style style:name="T10" style:family="text">
      <style:text-properties officeooo:rsid="00244f2a"/>
    </style:style>
    <style:style style:name="T11" style:family="text">
      <style:text-properties fo:font-style="normal" fo:font-weight="normal"/>
    </style:style>
    <style:style style:name="T12" style:family="text">
      <style:text-properties officeooo:rsid="00269515"/>
    </style:style>
    <style:style style:name="T13" style:family="text">
      <style:text-properties officeooo:rsid="00278be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Programming in C!!!!!! Finally!!!! </text:h>
      <text:p text:style-name="P1"/>
      <text:p text:style-name="P5">Quick Comments:</text:p>
      <text:list xml:id="list832054239" text:style-name="L1">
        <text:list-item>
          <text:p text:style-name="P15">C is a subset of C++ <text:s/></text:p>
        </text:list-item>
      </text:list>
      <text:p text:style-name="P3"/>
      <text:p text:style-name="P5">Some C++ functions/objects that are not in C:</text:p>
      <text:list xml:id="list2634598770" text:style-name="L2">
        <text:list-item>
          <text:p text:style-name="P16">cin, cout → any ostream, istream, ifstream objects</text:p>
        </text:list-item>
        <text:list-item>
          <text:p text:style-name="P16">string</text:p>
        </text:list-item>
        <text:list-item>
          <text:p text:style-name="P16">new and delete</text:p>
        </text:list-item>
        <text:list-item>
          <text:p text:style-name="P16">pass by reference</text:p>
        </text:list-item>
        <text:list-item>
          <text:p text:style-name="P16">function overloading</text:p>
        </text:list-item>
      </text:list>
      <text:p text:style-name="P1"/>
      <text:p text:style-name="P6">Standard Libraries to Include:</text:p>
      <text:list xml:id="list3019219388" text:style-name="L3">
        <text:list-item>
          <text:p text:style-name="P21">#include <text:s text:c="19"/>//contains io functions</text:p>
        </text:list-item>
        <text:list-item>
          <text:p text:style-name="P21">#include <text:s text:c="19"/>//contains NULL, malloc, etc</text:p>
        </text:list-item>
      </text:list>
      <text:p text:style-name="P1"/>
      <text:p text:style-name="P5">Printing in C <text:s/>(the cout of C):</text:p>
      <text:p text:style-name="P1"/>
      <text:p text:style-name="P7">char* <text:span text:style-name="T2">team1</text:span> <text:s text:c="3"/>= “<text:span text:style-name="T2">Notre Dame</text:span>”;</text:p>
      <text:p text:style-name="P4">char* team<text:span text:style-name="T2">2</text:span> <text:s text:c="3"/>= “N<text:span text:style-name="T2">avy</text:span>”;</text:p>
      <text:p text:style-name="P4">int <text:s text:c="5"/><text:span text:style-name="T2">t1_score</text:span> = <text:span text:style-name="T2">35</text:span>;</text:p>
      <text:p text:style-name="P8">int <text:s text:c="5"/>t2_score = 32;</text:p>
      <text:p text:style-name="P4">printf(“ <text:s text:c="10"/><text:span text:style-name="T2">barely beat <text:s text:c="8"/>with a score of <text:s text:c="5"/>- <text:s text:c="12"/>.\n”, team1, team2, t1_score, t2_score</text:span>);</text:p>
      <text:p text:style-name="P1"/>
      <text:p text:style-name="P4">int <text:s text:c="6"/>num <text:s text:c="5"/>= 1000;</text:p>
      <text:p text:style-name="P4">double median = 88;</text:p>
      <text:p text:style-name="P4">double sum <text:s text:c="5"/>= 8930<text:span text:style-name="T3">0</text:span>;</text:p>
      <text:p text:style-name="P4"/>
      <text:p text:style-name="P4">printf(“The total number of students in the class: <text:s text:c="6"/>\n”</text:p>
      <text:p text:style-name="P4"><text:tab/>“The median score on the test was <text:s text:c="7"/>. \n”</text:p>
      <text:p text:style-name="P4"><text:tab/>“The average score on the test was <text:s text:c="7"/>. \n”,</text:p>
      <text:p text:style-name="P4"><text:tab/>num, median, <text:s text:c="22"/><text:span text:style-name="T9">)</text:span>;</text:p>
      <text:list xml:id="list314414319" text:style-name="L4">
        <text:list-item>
          <text:p text:style-name="P17">must specify format:</text:p>
          <text:list>
            <text:list-item>
              <text:p text:style-name="P17">%d: <text:span text:style-name="T1">integer</text:span></text:p>
            </text:list-item>
            <text:list-item>
              <text:p text:style-name="P17">%c: <text:span text:style-name="T1">char</text:span></text:p>
            </text:list-item>
            <text:list-item>
              <text:p text:style-name="P17">%s: <text:span text:style-name="T1">string</text:span></text:p>
            </text:list-item>
            <text:list-item>
              <text:p text:style-name="P17">%lf: <text:span text:style-name="T1">double (long float)</text:span></text:p>
            </text:list-item>
            <text:list-item>
              <text:p text:style-name="P17">%p: <text:span text:style-name="T1">pointer</text:span></text:p>
            </text:list-item>
          </text:list>
        </text:list-item>
      </text:list>
      <text:p text:style-name="P1"/>
      <text:p text:style-name="P5">Strings in C:</text:p>
      <text:list xml:id="list3952925802" text:style-name="L5">
        <text:list-item>
          <text:p text:style-name="P22">include &lt;string.h&gt; <text:s/></text:p>
        </text:list-item>
        <text:list-item>
          <text:p text:style-name="P24">strings are arrays of char</text:p>
        </text:list-item>
      </text:list>
      <text:p text:style-name="P23"><text:tab/></text:p>
      <text:p text:style-name="P23"/>
      <text:list xml:id="list2078609779" text:style-name="L6">
        <text:list-item>
          <text:p text:style-name="P18">string arrays contain a <text:s text:c="39"/>at the end to tell the computer the string is done.</text:p>
        </text:list-item>
        <text:list-item>
          <text:p text:style-name="P18">This means the array should be <text:s text:c="10"/></text:p>
        </text:list-item>
      </text:list>
      <text:p text:style-name="P5"><text:soft-page-break/>Reading in Input <text:s/>(the cin of C):</text:p>
      <text:p text:style-name="P5"/>
      <text:p text:style-name="P1"><text:tab/><text:span text:style-name="T4">Point p;</text:span></text:p>
      <text:p text:style-name="P1"><text:tab/><text:span text:style-name="T4">scanf(“ (%d, %d)”, &amp;p.x, &amp;p.y);</text:span></text:p>
      <text:p text:style-name="P1"/>
      <text:p text:style-name="P1"><text:tab/></text:p>
      <text:p text:style-name="P1"/>
      <text:p text:style-name="P1"><text:tab/><text:span text:style-name="T4">Format: </text:span></text:p>
      <text:p text:style-name="P1"><text:tab/><text:span text:style-name="T6">Returns: </text:span></text:p>
      <text:p text:style-name="P1"/>
      <text:p text:style-name="P1"><text:span text:style-name="T7">What we do instead of pass by reference:</text:span> <text:s/><text:span text:style-name="T6">Pass the address!!!!</text:span></text:p>
      <text:p text:style-name="P1"/>
      <text:p text:style-name="P2"><text:tab/><text:span text:style-name="T6">void swap( <text:s text:c="41"/>) {</text:span></text:p>
      <text:p text:style-name="P2"><text:tab/><text:tab/><text:span text:style-name="T6">int tmp = </text:span></text:p>
      <text:p text:style-name="P2"><text:tab/></text:p>
      <text:p text:style-name="P2"><text:tab/><text:tab/> <text:s text:c="10"/><text:span text:style-name="T6"><text:s/>= tmp;</text:span></text:p>
      <text:p text:style-name="P2"><text:tab/><text:span text:style-name="T6">}</text:span></text:p>
      <text:p text:style-name="P2"/>
      <text:p text:style-name="P2"><text:tab/><text:span text:style-name="T6">int main () {</text:span></text:p>
      <text:p text:style-name="P2"><text:tab/><text:tab/><text:span text:style-name="T6">int x = 3;</text:span></text:p>
      <text:p text:style-name="P2"><text:tab/><text:tab/><text:span text:style-name="T6">int y = 2;</text:span></text:p>
      <text:p text:style-name="P2"><text:tab/><text:tab/><text:span text:style-name="T6">swap( <text:s text:c="32"/>);</text:span></text:p>
      <text:p text:style-name="P2"><text:tab/><text:span text:style-name="T6">}</text:span></text:p>
      <text:p text:style-name="P1"/>
      <text:p text:style-name="P5"/>
      <text:p text:style-name="P5">Structs in C:</text:p>
      <text:p text:style-name="P5"/>
      <text:p text:style-name="P2"><text:tab/><text:span text:style-name="T6">struct Point {</text:span></text:p>
      <text:p text:style-name="P2"><text:tab/><text:tab/><text:span text:style-name="T6">double x, y;</text:span></text:p>
      <text:p text:style-name="P2"><text:tab/><text:span text:style-name="T6">}</text:span></text:p>
      <text:p text:style-name="P2"/>
      <text:p text:style-name="P2"><text:tab/><text:span text:style-name="T6">int main() {</text:span></text:p>
      <text:p text:style-name="P2"><text:tab/><text:tab/>// <text:span text:style-name="T10">create a point</text:span></text:p>
      <text:p text:style-name="P2"><text:tab/><text:tab/></text:p>
      <text:p text:style-name="P2"><text:tab/><text:tab/><text:span text:style-name="T8">p.x = 1.2;</text:span></text:p>
      <text:p text:style-name="P2"><text:tab/><text:tab/><text:span text:style-name="T8">p.y = 3.2;</text:span></text:p>
      <text:p text:style-name="P2"><text:tab/><text:span text:style-name="T6">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<text:soft-page-break/>HW <text:span text:style-name="T12">36</text:span>: <text:span text:style-name="T13">convert to C</text:span></text:p>
      <text:p text:style-name="P25"/>
      <text:p text:style-name="P12">#include &lt;iostream&gt;</text:p>
      <text:p text:style-name="P10">using namespace std;</text:p>
      <text:p text:style-name="P14"/>
      <text:p text:style-name="P10">struct point</text:p>
      <text:p text:style-name="P10">{</text:p>
      <text:p text:style-name="P13"><text:s text:c="2"/><text:span text:style-name="T11">double x,y;</text:span></text:p>
      <text:p text:style-name="P10">};</text:p>
      <text:p text:style-name="P14"/>
      <text:p text:style-name="P10">//Reads in and returns a point in format (x,y). Coordinates are assumed to be in meters.</text:p>
      <text:p text:style-name="P10">point readPoint();</text:p>
      <text:p text:style-name="P10">//Converts from meters to feet, via PBR</text:p>
      <text:p text:style-name="P10">void toFeet(point&amp;);</text:p>
      <text:p text:style-name="P10">//Calculates the midpoint between two points</text:p>
      <text:p text:style-name="P10">point midpoint(point,point);</text:p>
      <text:p text:style-name="P14"/>
      <text:p text:style-name="P10">int main()</text:p>
      <text:p text:style-name="P10">{</text:p>
      <text:p text:style-name="P13"><text:s text:c="2"/><text:span text:style-name="T11">point p1 = readPoint();</text:span></text:p>
      <text:p text:style-name="P13"><text:s text:c="2"/><text:span text:style-name="T11">point p2 = readPoint();</text:span></text:p>
      <text:p text:style-name="P13"><text:s text:c="2"/><text:span text:style-name="T11">toFeet(p1);</text:span></text:p>
      <text:p text:style-name="P13"><text:s text:c="2"/><text:span text:style-name="T11">toFeet(p2);</text:span></text:p>
      <text:p text:style-name="P13"><text:s text:c="2"/><text:span text:style-name="T11">point p3 = midpoint(p1,p2);</text:span></text:p>
      <text:p text:style-name="P13"><text:s text:c="2"/><text:span text:style-name="T11">cout &lt;&lt; '(' &lt;&lt; p3.x &lt;&lt; ',' &lt;&lt; p3.y &lt;&lt; ')' &lt;&lt; endl;</text:span></text:p>
      <text:p text:style-name="P13"><text:s text:c="2"/><text:span text:style-name="T11">return 0;</text:span></text:p>
      <text:p text:style-name="P10">}</text:p>
      <text:p text:style-name="P14"/>
      <text:p text:style-name="P10">void toFeet(point&amp; p){</text:p>
      <text:p text:style-name="P13"><text:s text:c="2"/><text:span text:style-name="T11">p.x=p.x*3.28;</text:span></text:p>
      <text:p text:style-name="P13"><text:s text:c="2"/><text:span text:style-name="T11">p.y=p.y*3.28;</text:span></text:p>
      <text:p text:style-name="P10">}</text:p>
      <text:p text:style-name="P14"/>
      <text:p text:style-name="P10">point midpoint(point a,point b){</text:p>
      <text:p text:style-name="P13"><text:s text:c="2"/><text:span text:style-name="T11">point c;</text:span></text:p>
      <text:p text:style-name="P13"><text:s text:c="2"/><text:span text:style-name="T11">c.x=(a.x+b.x)/2;</text:span></text:p>
      <text:p text:style-name="P13"><text:s text:c="2"/><text:span text:style-name="T11">c.y=(a.y+b.y)/2;</text:span></text:p>
      <text:p text:style-name="P13"><text:s text:c="2"/><text:span text:style-name="T11">return c;</text:span></text:p>
      <text:p text:style-name="P10">}</text:p>
      <text:p text:style-name="P14"/>
      <text:p text:style-name="P10">point readPoint(){</text:p>
      <text:p text:style-name="P13"><text:s text:c="2"/><text:span text:style-name="T11">point p;</text:span></text:p>
      <text:p text:style-name="P13"><text:s text:c="2"/><text:span text:style-name="T11">char junk;</text:span></text:p>
      <text:p text:style-name="P13"><text:s text:c="2"/><text:span text:style-name="T11">cin &gt;&gt; junk &gt;&gt; p.x &gt;&gt; junk &gt;&gt; p.y &gt;&gt; junk;</text:span></text:p>
      <text:p text:style-name="P13"><text:s text:c="2"/><text:span text:style-name="T11">return p;</text:span></text:p>
      <text:p text:style-name="P11">}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2:01:53.746531373</meta:creation-date>
    <dc:date>2022-12-02T07:28:40.609902043</dc:date>
    <meta:editing-duration>PT2H15M18S</meta:editing-duration>
    <meta:editing-cycles>11</meta:editing-cycles>
    <meta:generator>LibreOffice/7.3.6.2$Linux_X86_64 LibreOffice_project/30$Build-2</meta:generator>
    <meta:print-date>2022-12-02T07:28:00.279970756</meta:print-date>
    <meta:document-statistic meta:table-count="0" meta:image-count="0" meta:object-count="0" meta:page-count="3" meta:paragraph-count="103" meta:word-count="390" meta:character-count="2361" meta:non-whitespace-character-count="1721"/>
  </office:meta>
</office:document-meta>
</file>